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26cm" fo:text-indent="0cm" style:auto-text-indent="false">
        <style:tab-stops>
          <style:tab-stop style:position="7.795cm" style:type="center"/>
          <style:tab-stop style:position="16.007cm" style:type="right"/>
        </style:tab-stops>
      </style:paragraph-properties>
    </style:style>
    <style:style style:name="P2" style:family="paragraph" style:parent-style-name="Rosto_20_2_20_-_20_Título">
      <style:paragraph-properties fo:margin-left="0cm" fo:margin-right="0cm" fo:line-height="100%" fo:text-align="center" style:justify-single-word="false" fo:orphans="0" fo:widows="0" fo:hyphenation-ladder-count="no-limit" fo:text-indent="0cm" style:auto-text-indent="false" style:text-autospace="none" style:punctuation-wrap="simple" style:vertical-align="baseline" style:writing-mode="lr-tb">
        <style:tab-stops>
          <style:tab-stop style:position="4.471cm"/>
          <style:tab-stop style:position="7.011cm"/>
        </style:tab-stops>
      </style:paragraph-properties>
      <style:text-properties fo:hyphenate="true" fo:hyphenation-remain-char-count="2" fo:hyphenation-push-char-count="2"/>
    </style:style>
    <style:style style:name="P3" style:family="paragraph" style:parent-style-name="Contents_20_1">
      <style:text-properties fo:text-transform="uppercase" style:use-window-font-color="true" style:font-name="Arial" fo:font-size="12pt" fo:language="pt" fo:country="BR" fo:font-weight="bold" style:letter-kerning="true" style:font-name-asian="Times New Roman" style:font-size-asian="12pt" style:language-asian="pt" style:country-asian="BR" style:font-name-complex="Arial" style:font-size-complex="12pt" style:language-complex="ar" style:country-complex="SA"/>
    </style:style>
    <style:style style:name="P4" style:family="paragraph" style:parent-style-name="Dedicatória" style:master-page-name="First_20_Page">
      <style:paragraph-properties style:page-number="auto"/>
      <style:text-properties fo:background-color="#ffff00"/>
    </style:style>
    <style:style style:name="P5" style:family="paragraph" style:parent-style-name="Epígrafe_20_geral">
      <style:text-properties fo:background-color="#ffff00"/>
    </style:style>
    <style:style style:name="P6" style:family="paragraph" style:parent-style-name="Standard">
      <style:text-properties fo:background-color="#ffff00"/>
    </style:style>
    <style:style style:name="P7" style:family="paragraph" style:parent-style-name="Standard">
      <style:text-properties fo:background-color="transparent"/>
    </style:style>
    <style:style style:name="P8" style:family="paragraph" style:parent-style-name="Resumo">
      <style:text-properties fo:background-color="#ffff00"/>
    </style:style>
    <style:style style:name="P9" style:family="paragraph" style:parent-style-name="Epígrafe_20_-_20_autor">
      <style:text-properties fo:background-color="#ffff00"/>
    </style:style>
    <style:style style:name="P10" style:family="paragraph" style:parent-style-name="Título_20_Bibliografia" style:master-page-name="First_20_Page">
      <style:paragraph-properties style:page-number="auto"/>
    </style:style>
    <style:style style:name="P11" style:family="paragraph" style:parent-style-name="Título_20_Sumário" style:master-page-name="Capa">
      <style:paragraph-properties style:page-number="auto"/>
    </style:style>
    <style:style style:name="P12" style:family="paragraph" style:parent-style-name="Título_20_agradecimentos" style:master-page-name="First_20_Page">
      <style:paragraph-properties style:page-number="auto"/>
    </style:style>
    <style:style style:name="P13" style:family="paragraph" style:parent-style-name="Contents_20_1">
      <style:paragraph-properties>
        <style:tab-stops>
          <style:tab-stop style:position="16cm" style:type="right" style:leader-style="dotted" style:leader-text="."/>
        </style:tab-stops>
      </style:paragraph-properties>
    </style:style>
    <style:style style:name="P14" style:family="paragraph" style:parent-style-name="Contents_20_2">
      <style:paragraph-properties>
        <style:tab-stops>
          <style:tab-stop style:position="16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Referência_20_Bibliográfica">
      <style:text-properties fo:font-weight="bold" style:font-weight-asian="bold" style:font-weight-complex="bold"/>
    </style:style>
    <style:style style:name="P17" style:family="paragraph" style:parent-style-name="Capa_20_1-_20_Universidade" style:master-page-name="Capa">
      <style:paragraph-properties style:page-number="auto"/>
    </style:style>
    <style:style style:name="P18"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text-transform="uppercase" style:font-name="Times New Roman" fo:font-weight="bold" style:font-weight-asian="bold" style:font-name-complex="Times New Roman" style:font-weight-complex="bold" text:display="true"/>
    </style:style>
    <style:style style:name="T3" style:family="text">
      <style:text-properties fo:font-style="italic" style:font-style-asian="italic" style:font-style-complex="italic"/>
    </style:style>
    <style:style style:name="T4" style:family="text">
      <style:text-properties fo:font-size="11pt" style:font-size-asian="11pt" style:font-size-complex="11pt"/>
    </style:style>
    <style:style style:name="T5" style:family="text">
      <style:text-properties style:font-name="Arial1" style:font-name-asian="Arial1" style:font-name-complex="Arial1"/>
    </style:style>
    <style:style style:name="T6" style:family="text">
      <style:text-properties style:font-name="Arial1" fo:font-size="11pt" style:font-name-asian="Arial1" style:font-size-asian="11pt" style:font-name-complex="Arial1" style:font-size-complex="11pt"/>
    </style:style>
    <style:style style:name="T7" style:family="text">
      <style:text-properties style:font-name="Arial1" fo:font-size="11pt" fo:font-weight="bold" style:font-name-asian="Arial1" style:font-size-asian="11pt" style:font-weight-asian="bold" style:font-name-complex="Arial1" style:font-size-complex="11pt" style:font-weight-complex="bold"/>
    </style:style>
    <style:style style:name="T8" style:family="text">
      <style:text-properties style:font-name="Arial1" style:font-name-asian="Times New Roman" style:font-name-complex="Times New Roman"/>
    </style:style>
    <style:style style:name="T9" style:family="text">
      <style:text-properties style:font-name="Arial1" fo:font-weight="bold" style:font-name-asian="Arial1" style:font-weight-asian="bold" style:font-name-complex="Arial1"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space-before="0.635cm" text:min-label-width="0.635cm"/>
      </text:list-level-style-number>
      <text:list-level-style-number text:level="2" style:num-suffix=")" style:num-format="a" text:display-levels="2">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7">Anhanguera Educacional<text:bookmark-start text:name="_Ref516048988"/></text:p>
      <text:p text:style-name="Capa_20_1-_20_Universidade">Faculdade Comunitária de Campinas III</text:p>
      <text:p text:style-name="Capa_20_3_20_-_20_Título">Evolução da Programação Web</text:p>
      <text:p text:style-name="Capa_20_4_20_-_20_Autor">Felipe Micaroni Lalli<text:line-break/>Felippe Franco Bueno<text:line-break/>Guilherme Keese Zacharias</text:p>
      <text:p text:style-name="Capa_20_5_20_-_20_Curso"/>
      <text:p text:style-name="Capa_20_5_20_-_20_Curso">Monografia de Conclusão<text:line-break/>do Curso de Ciência da Computação</text:p>
      <text:p text:style-name="Capa_20_6_20_-_20_Orientador">Profª orientadora: Letícia Rodrigues Frutuoso</text:p>
      <text:p text:style-name="Capa_20_7_20_-_20_Local_20_e_20_Data">Campinas, maio de 2008.</text:p>
      <text:p text:style-name="Rosto_20_1_20_-_20_Autor">Felipe Micaroni Lalli<text:line-break/>Felippe Franco Bueno<text:line-break/>Guilherme Keese Zacharias</text:p>
      <text:p text:style-name="P2">Evolução da Programação Web</text:p>
      <text:p text:style-name="Rosto_20_3_20_-_20_Descrição">Trabalho de conclusão de curso<office:annotation><dc:creator>JAnMR</dc:creator><dc:date>2006-08-09T00:00:00</dc:date><text:p>Natureza do trabalho</text:p></office:annotation> apresentado como parte das atividades para obtenção do título de cientista da computação<office:annotation><dc:creator>JAnMR</dc:creator><dc:date>2006-08-09T00:00:00</dc:date><text:p>Objetivo</text:p></office:annotation>, do curso de Ciência da Computação da Faculdade Comunitária de Campinas da rede Anhanguera Educacional<office:annotation><dc:creator>JAnMR</dc:creator><dc:date>2006-08-09T00:00:00</dc:date><text:p>Instituição</text:p></office:annotation>.</text:p>
      <text:p text:style-name="Rosto_20_4_20_-_20_orientador">Profª orientadora: Letícia Rodrigues Frutuoso</text:p>
      <text:p text:style-name="Capa_20_7_20_-_20_Local_20_e_20_Data">Campinas, 2008</text:p>
      <text:p text:style-name="P4">Dedicamos este trabalho à Fulano, Cicrano e Beltrano.</text:p>
      <text:p text:style-name="P12">Agradecimentos<text:span text:style-name="Ref._20_de_20_comentário"><text:span text:style-name="T2"><office:annotation><dc:creator>JAnMR</dc:creator><dc:date>2005-11-09T00:00:00</dc:date><text:p>Os títulos que não têm numeração e não </text:p><text:p>entram no índice (Abstract, </text:p><text:p>Agradecimentos, Introdução, Sumário,</text:p><text:p>Bibliografia e Anexos) são formatados </text:p><text:p>com o estilo “Título sem número”.</text:p><text:p/><text:p>---- JAnMR, 12/06/2006, 20:15 ----</text:p><text:p/></office:annotation></text:span></text:span></text:p>
      <text:p text:style-name="Text_20_body">A realização deste TCC só foi possível pelo concurso de inúmeras pessoas e instituições. A todos manifestamos nossa gratidão, em especial:</text:p>
      <text:p text:style-name="P6">à profª Letícia bla bla bla</text:p>
      <text:p text:style-name="P6">aos professores bla bla bla</text:p>
      <text:p text:style-name="P6">aos nossos colegas bla bla bla</text:p>
      <text:p text:style-name="P5">Colocar aqui alguma frase do Steve Jobs ou os fundadores do Google. Qualquer coisa assim.</text:p>
      <text:p text:style-name="P9">Autor da epígrafre</text:p>
      <text:p text:style-name="Título_20_Resumo">RESUMO</text:p>
      <text:p text:style-name="Resumo">A evolução da Internet está diretamente ligada à evolução da Computação: tanto na parte tecnológica de hardware como de software. A pesquisa deste TCC está centrada na história da programação para web, ou seja, a forma como ocorreu a evolução tecnológica dos softwares, ferramentas e linguagens utilizadas ao longo do tempo no desenvolvimento de aplicações para a Internet. Define-se por <text:span text:style-name="T3">web</text:span> o conjunto de documentos multimídias, estáticos e dinâmicos, disponíveis através da Internet e acessíveis através de um navegador web.</text:p>
      <text:p text:style-name="P8">(MODIFICAR OU EXPANDIR O RESUMO APÓS O TÉRMINO DO TRABALHO)</text:p>
      <text:p text:style-name="Resumo">Palavras-chave: evolução, web, internet, www, história, programação, desenvolvimento, web 2.0, <text:s/><text:span text:style-name="T12">HTML, CSS, XML, LaTeX, Javascript, ActiveX, Flash, Shockwave, Silverlight, Applet, CGI, C, C++, Visual Basic, Perl, PHP, ASP, JSP, Servlet, JSF, Ruby, SISCweb, Ajax, RSS, IM, P2P.</text:span></text:p>
      <text:p text:style-name="Título_20_sem_20_Índice">Abstract</text:p>
      <text:p text:style-name="P8">(deixar por último)</text:p>
      <text:p text:style-name="P11">Sumário</text:p>
      <text:table-of-content text:style-name="Sect1" text:name="Sumário2">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ítulo_20_sem_20_número"/>
          </text:index-source-styles>
        </text:table-of-content-source>
        <text:index-body>
          <text:p text:style-name="P13">Introdução<text:tab/>7</text:p>
          <text:p text:style-name="P13"><text:a xlink:type="simple" xlink:href="#1.Uma Breve História da Internet|outline" text:style-name="Internet_20_link" text:visited-style-name="Internet_20_link">1 Uma Breve História da Internet<text:tab/>9</text:a></text:p>
          <text:p text:style-name="P14"><text:a xlink:type="simple" xlink:href="#1.1.Surgimento no meio militar|outline" text:style-name="Internet_20_link" text:visited-style-name="Internet_20_link">1.1 Surgimento no meio militar<text:tab/>9</text:a></text:p>
          <text:p text:style-name="P14"><text:a xlink:type="simple" xlink:href="#1.2.Expansão para o meio acadêmico|outline" text:style-name="Internet_20_link" text:visited-style-name="Internet_20_link">1.2 Expansão para o meio acadêmico<text:tab/>9</text:a></text:p>
          <text:p text:style-name="P14"><text:a xlink:type="simple" xlink:href="#1.3.Internet para o público geral|outline" text:style-name="Internet_20_link" text:visited-style-name="Internet_20_link">1.3 Internet para o público geral<text:tab/>9</text:a></text:p>
          <text:p text:style-name="P13"><text:a xlink:type="simple" xlink:href="#2.Aplicações Práticas da Internet|outline" text:style-name="Internet_20_link" text:visited-style-name="Internet_20_link">2 Aplicações Práticas da Internet<text:tab/>10</text:a></text:p>
          <text:p text:style-name="P14"><text:a xlink:type="simple" xlink:href="#2.1.Publicação de informação|outline" text:style-name="Internet_20_link" text:visited-style-name="Internet_20_link">2.1 Publicação de informação<text:tab/>10</text:a></text:p>
          <text:p text:style-name="P14"><text:a xlink:type="simple" xlink:href="#2.2.Troca de informações|outline" text:style-name="Internet_20_link" text:visited-style-name="Internet_20_link">2.2 Troca de informações<text:tab/>10</text:a></text:p>
          <text:p text:style-name="P14"><text:a xlink:type="simple" xlink:href="#2.3.Comércio em geral|outline" text:style-name="Internet_20_link" text:visited-style-name="Internet_20_link">2.3 Comércio em geral<text:tab/>10</text:a></text:p>
          <text:p text:style-name="P14"><text:a xlink:type="simple" xlink:href="#2.4.Entretenimento|outline" text:style-name="Internet_20_link" text:visited-style-name="Internet_20_link">2.4 Entretenimento<text:tab/>10</text:a></text:p>
          <text:p text:style-name="P13"><text:a xlink:type="simple" xlink:href="#3.Evolução dos Conceitos e Tecnologias|outline" text:style-name="Internet_20_link" text:visited-style-name="Internet_20_link">3 Evolução dos Conceitos e Tecnologias<text:tab/>11</text:a></text:p>
          <text:p text:style-name="P14"><text:a xlink:type="simple" xlink:href="#3.1.Necessidade de padrões: surgimento da web|outline" text:style-name="Internet_20_link" text:visited-style-name="Internet_20_link">3.1 Necessidade de padrões: surgimento da web<text:tab/>11</text:a></text:p>
          <text:p text:style-name="P14"><text:a xlink:type="simple" xlink:href="#3.2.Evolução dos navegadores web|outline" text:style-name="Internet_20_link" text:visited-style-name="Internet_20_link">3.2 Evolução dos navegadores web<text:tab/>11</text:a></text:p>
          <text:p text:style-name="P14"><text:a xlink:type="simple" xlink:href="#3.3.Evolução dos conceitos envolvidos|outline" text:style-name="Internet_20_link" text:visited-style-name="Internet_20_link">3.3 Evolução dos conceitos envolvidos<text:tab/>11</text:a></text:p>
          <text:p text:style-name="P15"><text:a xlink:type="simple" xlink:href="#3.3.1.Conteúdo estático|outline" text:style-name="Internet_20_link" text:visited-style-name="Internet_20_link">3.3.1 Conteúdo estático<text:tab/>11</text:a></text:p>
          <text:p text:style-name="P15"><text:a xlink:type="simple" xlink:href="#3.3.2.Conteúdo dinâmico e internativo|outline" text:style-name="Internet_20_link" text:visited-style-name="Internet_20_link">3.3.2 Conteúdo dinâmico e internativo<text:tab/>11</text:a></text:p>
          <text:p text:style-name="P15"><text:a xlink:type="simple" xlink:href="#3.3.3.Conteúdo colaborativo (web 2.0)|outline" text:style-name="Internet_20_link" text:visited-style-name="Internet_20_link">3.3.3 Conteúdo colaborativo (web 2.0)<text:tab/>11</text:a></text:p>
          <text:p text:style-name="P14"><text:a xlink:type="simple" xlink:href="#3.4.Programação web (Cliente e Servidor)|outline" text:style-name="Internet_20_link" text:visited-style-name="Internet_20_link">3.4 Programação web (Cliente e Servidor)<text:tab/>11</text:a></text:p>
          <text:p text:style-name="P15"><text:a xlink:type="simple" xlink:href="#3.4.1.Executada no lado do cliente|outline" text:style-name="Internet_20_link" text:visited-style-name="Internet_20_link">3.4.1 Executada no lado do cliente<text:tab/>11</text:a></text:p>
          <text:p text:style-name="P15"><text:a xlink:type="simple" xlink:href="#3.4.2.Executada no lado do servidor|outline" text:style-name="Internet_20_link" text:visited-style-name="Internet_20_link">3.4.2 Executada no lado do servidor<text:tab/>13</text:a></text:p>
          <text:p text:style-name="P15"><text:a xlink:type="simple" xlink:href="#3.4.3.Execução mista|outline" text:style-name="Internet_20_link" text:visited-style-name="Internet_20_link">3.4.3 Execução mista<text:tab/>14</text:a></text:p>
          <text:p text:style-name="P15"><text:a xlink:type="simple" xlink:href="#3.4.4.Aplicativos não web: IM, P2P|outline" text:style-name="Internet_20_link" text:visited-style-name="Internet_20_link">3.4.4 Aplicativos não web: IM, P2P<text:tab/>14</text:a></text:p>
          <text:p text:style-name="P14"><text:a xlink:type="simple" xlink:href="#3.5.Linha do tempo|outline" text:style-name="Internet_20_link" text:visited-style-name="Internet_20_link">3.5 Linha do tempo<text:tab/>14</text:a></text:p>
          <text:p text:style-name="P13"><text:a xlink:type="simple" xlink:href="#4.Considerações finais|outline" text:style-name="Internet_20_link" text:visited-style-name="Internet_20_link">4 Considerações finais<text:tab/>15</text:a></text:p>
        </text:index-body>
      </text:table-of-content>
      <text:p text:style-name="P3"/>
      <text:p text:style-name="Título_20_sem_20_número">Introdução<text:span text:style-name="Ref._20_de_20_comentário"><text:span text:style-name="T2"><office:annotation><dc:creator>JAnMR</dc:creator><dc:date>2005-11-09T00:00:00</dc:date><text:p>Imediatamente antes dos títulos de capítulo </text:p><text:p>(à esquerda deles) deve haver </text:p><text:p>quebra de página. No Openoffice, </text:p><text:p>alguns estilos de parágrafos </text:p><text:p>sempre abrem nova página.</text:p><text:p>---- JAnMR, 12/06/2006, 22:41 ----</text:p><text:p/></office:annotation></text:span></text:span></text:p>
      <text:p text:style-name="Standard"><office:annotation><dc:date>2008-05-26T00:00:00</dc:date><text:p>Esta pesquisa pretende mostrar que [ ... ] através de [ ... ] conforme concepções apresentadas por  [ ... ] . Para isso, articulamos o conceito de  [ ... ]  com o conceito de  [ ... ] . Fizemos pesquisas de recepção conforme  [ ... ] . Articulamos os resultados a partir de idéias de  [ ... ] . “Neste primeiro parágrafo você deve deixar completamente claro o que pretende com o trabalho. A introdução é redigida depois de escrito todo o trabalho porque, no decorrer da pesquisa, algumas coisas podem ser modificadas em relação ao projeto original”. </text:p><text:p>“Depois, em vários parágrafos, você deve falar sobre a problematização, a contextualização histórica, a revisão bibliográfica, os objetivos, a justificativa, a metodologia. As conclusões, evidentemente, devem ficar no capítulo Considerações Finais, para que o leitor não perca o interesse pelo seu trabalho . Toda a introdução é feita sem subtítulos, em texto normal”.</text:p></office:annotation>Esta pesquisa de TCC tem o objetivo de documentar a <text:span text:style-name="T1">evolução da programação web</text:span> ao longo do tempo, desde o início da Internet até os dias de hoje, mostrando as soluções de <text:span text:style-name="T3">software</text:span> mais utilizadas em cada época para cada tipo de problema que surgia de acordo com as novas necessidades.</text:p>
      <text:p text:style-name="Standard">A evolução da Internet e da interatividade web está diretamente ligada à evolução da Computação: tanto na parte tecnológica de <text:span text:style-name="T3">hardware</text:span> como a de <text:span text:style-name="T3">software</text:span>. Criada inicialmente para fins militares, passou a ser utilizada no meio acadêmico e depois, com o avanço da tecnologia e sua popularização, atinge hoje cerca de 1,1 bilhão de usuários ou 16,9% dos lares do mundo todo de acordo com estimativa da <text:span text:style-name="T3">Internet World Stats</text:span> (em março de 2007). O <text:span text:style-name="T1">capítulo 1 – Uma breve história da Internet</text:span> dá uma visão geral dos fatos históricos mundiais que cercaram o surgimento da Internet e a forma como ela se desenvolveu até os dias de hoje.</text:p>
      <text:p text:style-name="Standard">Com a popularização da Internet, a web tem se tornado cada vez mais útil, interativa e fácil, até mesmo para quem produz conteúdo. Útil para pesquisas de todo tipo, cartão de visita comercial ou pessoal, trocas de mensagens, redes sociais, entretenimento, comércio eletrônico, transações bancárias, trocas de arquivos multimídias, transmissões de vídeos gravados e ao vivo, fonte de notícias etc. O <text:span text:style-name="T1">capítulo 2 – Aplicações práticas da Internet</text:span> lista e explica de forma geral esses recursos conhecidos para a Internet. Todas essas utilidades possuem um mecanismo de <text:span text:style-name="T3">hardware</text:span> e <text:span text:style-name="T3">software</text:span> que, interligados, permitem que o usuário final desfrute das utilidades de uma forma cada vez mais transparente, através de interfaces específicas, sem ter que se preocupar com a parte da programação que – na maioria das vezes – fica escondida.</text:p>
      <text:p text:style-name="Standard">Mesmo que na maioria das vezes escondido do usuário final, toda essa facilidade depende da capacidade do <text:span text:style-name="T3">hardware</text:span> (velocidade, disponibilidade e confiança da rede, por exemplo) e de uma engenharia de <text:span text:style-name="T3">software</text:span> (capacidade e confiabilidade do <text:span text:style-name="T3">software</text:span><text:span text:style-name="T10">, facilidade de uso de ferramentas para a produção de conteúdo, integração entre as tecnologias etc).</text:span></text:p>
      <text:p text:style-name="Standard"><text:span text:style-name="T10">A tendência é que seja cada vez mais fácil produzir conteúdos estáticos e até dinâmicos, conforme as próprias linguagens de programação se adaptam à realidade web e novas linguagens e scripts surgem com o objetivo de popularizar também cada vez mais a parte da </text:span><text:span text:style-name="T3">programação web</text:span><text:span text:style-name="T10">.</text:span></text:p>
      <text:p text:style-name="Standard"><text:soft-page-break/><text:span text:style-name="T10">O </text:span><text:span text:style-name="T11">capítulo 3 – Evolução dos conceitos e tecnologias</text:span><text:span text:style-name="T10">, foco deste trabalho, trata das tecnologias envolvidas, explicando e encaixando-as na linha da evolução da web.</text:span></text:p>
      <text:p text:style-name="Standard"><text:span text:style-name="T10">O </text:span><text:span text:style-name="T11">capítulo 3.1 – Necessidade de padrões: surgimento da web</text:span><text:span text:style-name="T10"> detalha a necessidade de padrões internacionais para a integração das tecnologias que foram surgindo e o </text:span><text:span text:style-name="T11">capítulo 3.2 – Evolução dos navegadores web</text:span><text:span text:style-name="T12"> mostra como os navegadores foram se adaptando aos novos padrões e integrando novas funcionalidades. Esse capítulo também fala um pouco sobre a fatia de mercado de cada navegador e sobre as acusações de “venda casada” feitas contra a Microsoft.</text:span></text:p>
      <text:p text:style-name="Standard"><text:span text:style-name="T12">O </text:span><text:span text:style-name="T11">capítulo 3.3 – Evolução dos conceitos envolvidos</text:span><text:span text:style-name="T12"> separa a evolução da web em degraus do nível de interatividade do usuário com a web: do conteúdo estático (sites de “cartão de visita” comercial ou pessoal), passando pelo conteúdo dinâmico simples (comércio eletrônico, blogs, notícias etc.) até o que se chama hoje de “web 2.0”, ou seja: boa parte do conteúdo é gerado pelo próprio internauta: Youtube, Flickr, transmissão ao vivo, Wikipédia, Wikimedia Commons, sistemas wikis em geral, notícias etc.</text:span></text:p>
      <text:p text:style-name="Standard"><text:span text:style-name="T12">Para finalizar o capítulo 3, o </text:span><text:span text:style-name="T11">cap. 3.4 – Programação web (Cliente e Servidor)</text:span><text:span text:style-name="T12"> fala um pouco sobre cada tecnologia: HTML, CSS, XML, LaTeX, Javascript, ActiveX, Flash, Shockwave, Silverlight, Applet, CGI, C, C++, Visual Basic, Perl, PHP, ASP, JSP, Servlet, JSF, Ruby, SISCweb, Ajax, RSS, IM, P2P etc.</text:span><text:span text:style-name="T12"><office:annotation><dc:date>2008-05-26T00:00:00</dc:date><text:p>Assim que tivermos noções melhores das datas, talvez seja legal colocar aqui também.</text:p></office:annotation></text:span></text:p>
      <text:p text:style-name="Standard"><text:span text:style-name="T12">O objetivo não é listar todas as tecnologias existentes, mas somente as mais importantes e mais utilizadas. Também não é objetivo ensinar e nem entrar em detalhes sobre o funcionamento das linguagens e ferramentas utilizadas, mas é principalmente contextualizar sua existência na linha do tempo, explicando por qual motivo surgiu e por qual motivo eventualmente se tornou ultrapassada, dando lugar a uma nova tecnologia. E, ainda, associar cada solução com um determinado tipo de problema diferente. Na programação web não é possível falar de uma “linguagem definitiva” ou de uma “única tecnologia atual”. A programação web sempre foi (e é cada vez mais) a integração de diversas tecnologias, sendo cada uma mais adequada para cada tipo específico de necessidade. A integração das tecnologias também é explicada durante os capítulos.</text:span></text:p>
      <text:p text:style-name="Standard"><text:span text:style-name="T12">O capítulo 3.4 foi dividido em: 1. lado do cliente, 2. do servidor ou 3. em ambos. Por conta disso, para se ter uma noção cronológica geral mais exata é necessário visualizar em paralelo os capítulos 3.4.1, 3.4.2, 3.4.3 atentando para as datas. O </text:span><text:span text:style-name="T11">capítulo 3.5</text:span><text:span text:style-name="T12"> é uma visão geral cronológica das tecnologias sem a divisão cliente/servidor.</text:span></text:p>
      <text:list text:style-name="Outline">
        <text:list-item text:start-value="1">
          <text:h text:style-name="P18" text:outline-level="1" text:restart-numbering="true" text:start-value="1">Uma Breve História da Internet<office:annotation><dc:creator>JAnMR</dc:creator><dc:date>2006-06-12T00:00:00</dc:date><text:p>Os capítulos são numerados a partir do </text:p><text:p>capítulo 1. A Introdução não é numerada.</text:p><text:p>---- JAnMR, 23/07/2006, 03:19 ----</text:p></office:annotation></text:h>
        </text:list-item>
      </text:list>
      <text:p text:style-name="Standard"><text:bookmark-end text:name="_Ref516048988"/>Bla bla bla</text:p>
      <text:list text:style-name="Outline" text:continue-numbering="true">
        <text:list-item>
          <text:list text:continue-numbering="true">
            <text:list-item>
              <text:h text:style-name="Heading_20_2" text:outline-level="2">Surgimento no meio militar</text:h>
            </text:list-item>
          </text:list>
        </text:list-item>
      </text:list>
      <text:p text:style-name="Standard">Bla bla bla</text:p>
      <text:list text:style-name="Outline" text:continue-numbering="true">
        <text:list-item>
          <text:list text:continue-numbering="true">
            <text:list-item>
              <text:h text:style-name="Heading_20_2" text:outline-level="2">Expansão para o meio acadêmico</text:h>
            </text:list-item>
          </text:list>
        </text:list-item>
      </text:list>
      <text:p text:style-name="Standard">Bla bla bla</text:p>
      <text:list text:style-name="Outline" text:continue-numbering="true">
        <text:list-item>
          <text:list text:continue-numbering="true">
            <text:list-item>
              <text:h text:style-name="Heading_20_2" text:outline-level="2">Internet para o público geral</text:h>
            </text:list-item>
          </text:list>
        </text:list-item>
      </text:list>
      <text:p text:style-name="Standard">Bla bla bla</text:p>
      <text:list text:style-name="Outline" text:continue-numbering="true">
        <text:list-item>
          <text:h text:style-name="P18" text:outline-level="1">Aplicações Práticas da Internet</text:h>
        </text:list-item>
      </text:list>
      <text:p text:style-name="Standard">Bla bla bla.</text:p>
      <text:list text:style-name="Outline" text:continue-numbering="true">
        <text:list-item>
          <text:list text:continue-numbering="true">
            <text:list-item>
              <text:h text:style-name="Heading_20_2" text:outline-level="2">Publicação de informação</text:h>
            </text:list-item>
          </text:list>
        </text:list-item>
      </text:list>
      <text:p text:style-name="Standard">Técnica ou científica, “cartão de visista” de instituições, blogs especializados etc.</text:p>
      <text:list text:style-name="Outline" text:continue-numbering="true">
        <text:list-item>
          <text:list text:continue-numbering="true">
            <text:list-item>
              <text:h text:style-name="Heading_20_2" text:outline-level="2">Troca de informações</text:h>
            </text:list-item>
          </text:list>
        </text:list-item>
      </text:list>
      <text:p text:style-name="Standard">Email, fórum, chat, IM, redes sociais etc.</text:p>
      <text:list text:style-name="Outline" text:continue-numbering="true">
        <text:list-item>
          <text:list text:continue-numbering="true">
            <text:list-item>
              <text:h text:style-name="Heading_20_2" text:outline-level="2">Comércio em geral</text:h>
            </text:list-item>
          </text:list>
        </text:list-item>
      </text:list>
      <text:p text:style-name="Standard">E-commerce, publicidade etc.</text:p>
      <text:list text:style-name="Outline" text:continue-numbering="true">
        <text:list-item>
          <text:list text:continue-numbering="true">
            <text:list-item>
              <text:h text:style-name="Heading_20_2" text:outline-level="2">Entretenimento</text:h>
            </text:list-item>
          </text:list>
        </text:list-item>
      </text:list>
      <text:p text:style-name="Standard">Fotos, vídeos, galerias de arte, páginas pessoais, jogos etc.</text:p>
      <text:list text:style-name="Outline" text:continue-numbering="true">
        <text:list-item>
          <text:h text:style-name="Heading_20_1" text:outline-level="1">Evolução dos Conceitos e Tecnologias</text:h>
          <text:list>
            <text:list-item>
              <text:h text:style-name="Heading_20_2" text:outline-level="2">Necessidade de padrões: surgimento da web</text:h>
            </text:list-item>
          </text:list>
        </text:list-item>
      </text:list>
      <text:p text:style-name="Standard">HTTP, HyperText, HTML, multimídia etc.</text:p>
      <text:list text:style-name="Outline" text:continue-numbering="true">
        <text:list-item>
          <text:list text:continue-numbering="true">
            <text:list-item>
              <text:h text:style-name="Heading_20_2" text:outline-level="2">Evolução dos navegadores web</text:h>
            </text:list-item>
          </text:list>
        </text:list-item>
      </text:list>
      <text:p text:style-name="Standard">Mosaic, Netscape Navigator, Spyglass, Internet Explorer, Opera, Firefox, SeaMonkey, Safari etc.</text:p>
      <text:list text:style-name="Outline" text:continue-numbering="true">
        <text:list-item>
          <text:list text:continue-numbering="true">
            <text:list-item>
              <text:h text:style-name="Heading_20_2" text:outline-level="2">Evolução dos conceitos envolvidos</text:h>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Conteúdo estático</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Conteúdo dinâmico e internativo</text:h>
                </text:list-item>
              </text:list>
            </text:list-item>
          </text:list>
        </text:list-item>
      </text:list>
      <text:p text:style-name="Standard">Bla bla bla. Comércio eletrônico</text:p>
      <text:list text:style-name="Outline" text:continue-numbering="true">
        <text:list-item>
          <text:list text:continue-numbering="true">
            <text:list-item>
              <text:list text:continue-numbering="true">
                <text:list-item>
                  <text:h text:style-name="Heading_20_3" text:outline-level="3">Conteúdo colaborativo (web 2.0)</text:h>
                </text:list-item>
              </text:list>
            </text:list-item>
          </text:list>
        </text:list-item>
      </text:list>
      <text:p text:style-name="Standard">Bla bla bla.</text:p>
      <text:list text:style-name="Outline" text:continue-numbering="true">
        <text:list-item>
          <text:list text:continue-numbering="true">
            <text:list-item>
              <text:h text:style-name="Heading_20_2" text:outline-level="2">Programação web (Cliente e Servidor)</text:h>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Executada no lado do cliente</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HTML (tags, formatação)</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Estilos em cascata (CSS)</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XML, LaTeX</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Javascript</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ctiveX</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Flash</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Shockwave</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Silverlight</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pplet (Java)</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text:soft-page-break/>Executada no lado do servidor</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CGI (C / C++)</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CGI (Perl)</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Visual Basic</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PHP</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SP</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JSP / Servlet (Java)</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JSF (Java)</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Ruby</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SISCweb (Lisp / Scheme)</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Execução mista</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plicação servidor + XML + Javascript (Ajax)</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plicação servidor + Applet, Flash, Shockwave ou Silverlight</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gragador de conteúdo dinâmico (RSS)</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Aplicativos não web: IM, P2P</text:h>
                </text:list-item>
              </text:list>
            </text:list-item>
          </text:list>
        </text:list-item>
      </text:list>
      <text:p text:style-name="Standard">Bla bla bla.</text:p>
      <text:list text:style-name="Outline" text:continue-numbering="true">
        <text:list-item>
          <text:list text:continue-numbering="true">
            <text:list-item>
              <text:h text:style-name="Heading_20_2" text:outline-level="2">Linha do tempo</text:h>
            </text:list-item>
          </text:list>
        </text:list-item>
      </text:list>
      <text:p text:style-name="P6">Fazer gráfico mostrando o período em que as tecnologias eram mais populares na linha do tempo.</text:p>
      <text:list text:style-name="Outline" text:continue-numbering="true">
        <text:list-item>
          <text:h text:style-name="Heading_20_1" text:outline-level="1">Considerações finais</text:h>
        </text:list-item>
      </text:list>
      <text:p text:style-name="P7">Bla bla bla</text:p>
      <text:p text:style-name="P10">Referências bibliográficas<text:span text:style-name="Ref._20_de_20_comentário"><text:span text:style-name="T2"><office:annotation><dc:creator>JAnMR</dc:creator><dc:date>2005-11-09T00:00:00</dc:date><text:p>O título da bibliografia é formatado com </text:p><text:p>o estilo “Título bibliografia” ou </text:p><text:p>“Título sem Número”. Ele não têm numeração</text:p><text:p>mas é incluído no índice.</text:p><text:p>---- JAnMR, 13/06/2006, 00:59 ----</text:p><text:p/></office:annotation></text:span></text:span></text:p>
      <text:p text:style-name="Referência_20_Bibliográfica">ROCHA, José Antonio Meira da. <text:span text:style-name="Strong_20_Emphasis">Modelo de monografia e Trabalho de Conclusão de Curso (TCC).</text:span> Documento digital do programa <text:a xlink:type="simple" xlink:href="http://openoffice.org/">Openoffice.org</text:a> versão 2, disponível em:<text:line-break/><text:span text:style-name="T5">‹</text:span><text:span text:style-name="T8"> </text:span><text:a xlink:type="simple" xlink:href="http://meiradarocha.jor.br/news/modelos-abnt-para-tcc-e-monografia/"><text:span text:style-name="T4">http://meiradarocha.jor.br/news/modelos-abnt-para-tcc-e-monografia/ </text:span></text:a><text:a xlink:type="simple" xlink:href="http://www.meiradarocha.jor.br/news/wp-content/uploads/2007/09/modelo_tcc-2006-10-19a.ott"><text:span text:style-name="T6">›</text:span></text:a>.<text:line-break/>Acesso em: 13 mai. 2008.</text:p>
      <text:p text:style-name="Referência_20_Bibliográfica">UNIVERSIDADE SÃO FRANCISCO. Instrutoria do Curso de Letras. <text:span text:style-name="T1">Manual de Orientações para Apresentação de Trabalhos Acadêmicos e Monografias</text:span>. Itatiba: 2005.</text:p>
      <text:p text:style-name="Referência_20_Bibliográfica">BERNERS-LEE Tim, FISCHETTI Mark. <text:span text:style-name="T1">Weaving the Web</text:span>. Orion Business Book. Illinois, USA: 1999 edição de 2003. Disponível em:<text:line-break/><text:span text:style-name="T5">‹ </text:span>http://users.cba.siu.edu/siva/ba564/Weaving%20the%20Web.doc <text:a xlink:type="simple" xlink:href="http://www.meiradarocha.jor.br/news/wp-content/uploads/2007/09/modelo_tcc-2006-10-19a.ott"><text:span text:style-name="T6">›</text:span></text:a>.<text:line-break/>Acesso em 21 nov. 2007.</text:p>
      <text:p text:style-name="Referência_20_Bibliográfica">O'REILLY Tim. What Is Web 2.0. <text:span text:style-name="T1">Design Patterns and Business Models for the Next Generation of Software</text:span>. 2005. Disponível em:<text:line-break/><text:span text:style-name="T5">‹ </text:span>http://www.oreillynet.com/pub/a/oreilly/tim/news/2005/09/30/what-is-web-20.html <text:a xlink:type="simple" xlink:href="http://www.meiradarocha.jor.br/news/wp-content/uploads/2007/09/modelo_tcc-2006-10-19a.ott"><text:span text:style-name="T6">›<text:line-break/></text:span></text:a>Acesso em 21 nov. 2007.</text:p>
      <text:p text:style-name="Referência_20_Bibliográfica">MILLARD David, ROSS Martin. <text:span text:style-name="T1">Web 2.0: hypertext by any other name?</text:span> New York, NY, USA: 2006. Disponível em: <text:span text:style-name="T5">‹ </text:span>http://portal.acm.org/citation.cfm?id=1149947 <text:a xlink:type="simple" xlink:href="http://www.meiradarocha.jor.br/news/wp-content/uploads/2007/09/modelo_tcc-2006-10-19a.ott"><text:span text:style-name="T6">›<text:line-break/></text:span></text:a>Acesso em 21 nov. 2007</text:p>
      <text:p text:style-name="P16">URL acessadas:</text:p>
      <text:p text:style-name="Referência_20_Bibliográfica"><text:span text:style-name="T9">"Roads and Crossroads of Internet History" by Gregory Gromov</text:span><text:span text:style-name="T5"><text:line-break/>‹ </text:span>http://www.netvalley.com/cgi-bin/intval/net_history.pl?chapter=1 <text:a xlink:type="simple" xlink:href="http://www.meiradarocha.jor.br/news/wp-content/uploads/2007/09/modelo_tcc-2006-10-19a.ott"><text:span text:style-name="T6">› (26 mai. 2008)</text:span></text:a></text:p>
      <text:p text:style-name="Referência_20_Bibliográfica"><text:a xlink:type="simple" xlink:href="http://www.elsop.com/wrc/h_web.htm"><text:span text:style-name="T9">Internet &amp; World Wide Web History</text:span></text:a><text:a xlink:type="simple" xlink:href="http://www.elsop.com/wrc/h_web.htm"><text:span text:style-name="T5"><text:line-break/>‹ </text:span></text:a><text:a xlink:type="simple" xlink:href="http://www.elsop.com/wrc/h_web.htm">http://www.elsop.com/wrc/h_web.htm</text:a> <text:a xlink:type="simple" xlink:href="http://www.meiradarocha.jor.br/news/wp-content/uploads/2007/09/modelo_tcc-2006-10-19a.ott"><text:span text:style-name="T6">› </text:span></text:a><text:a xlink:type="simple" xlink:href="http://www.meiradarocha.jor.br/news/wp-content/uploads/2007/09/modelo_tcc-2006-10-19a.ott"><text:span text:style-name="T6">(26 mai. 2008)</text:span></text:a></text:p>
      <text:p text:style-name="Referência_20_Bibliográfica"><text:a xlink:type="simple" xlink:href="http://www.meiradarocha.jor.br/news/wp-content/uploads/2007/09/modelo_tcc-2006-10-19a.ott"><text:span text:style-name="T7">Hobbes' Internet Timeline v8.2<text:line-break/></text:span></text:a><text:a xlink:type="simple" xlink:href="http://www.elsop.com/wrc/h_web.htm"><text:span text:style-name="T6">‹ </text:span></text:a><text:a xlink:type="simple" xlink:href="http://www.meiradarocha.jor.br/news/wp-content/uploads/2007/09/modelo_tcc-2006-10-19a.ott"><text:span text:style-name="T6">http://www.zakon.org/robert/internet/timeline/ </text:span></text:a><text:a xlink:type="simple" xlink:href="http://www.meiradarocha.jor.br/news/wp-content/uploads/2007/09/modelo_tcc-2006-10-19a.ott"><text:span text:style-name="T6">› </text:span></text:a><text:a xlink:type="simple" xlink:href="http://www.meiradarocha.jor.br/news/wp-content/uploads/2007/09/modelo_tcc-2006-10-19a.ott"><text:span text:style-name="T6">(26 mai. 200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212cm" fo:line-height="150%" fo:text-align="justify" style:justify-single-word="false" fo:orphans="2" fo:widows="2" fo:hyphenation-ladder-count="no-limit" fo:text-indent="0.75cm" style:auto-text-indent="false" fo:background-color="transparent" style:shadow="none" style:text-autospace="none" style:punctuation-wrap="simple" style:vertical-align="baseline" style:writing-mode="lr-tb">
        <style:tab-stops/>
        <style:background-image/>
      </style:paragraph-properties>
      <style:text-properties style:use-window-font-color="true" style:font-name="Arial1" fo:font-size="11pt" fo:language="pt" fo:country="BR"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next-style-name="Standard" style:class="text">
      <style:paragraph-properties fo:margin-left="0cm" fo:margin-right="0cm" fo:text-indent="0.75cm" style:auto-text-indent="false"/>
    </style:style>
    <style:style style:name="Text_20_body_20_indent" style:display-name="Text body indent" style:family="paragraph" style:parent-style-name="Standard" style:class="text">
      <style:paragraph-properties fo:margin-left="2cm" fo:margin-right="0cm" fo:margin-top="0.212cm" fo:margin-bottom="0.212cm" fo:text-indent="-0.7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First_20_Page" style:default-outline-level="1">
      <style:paragraph-properties fo:margin-left="0cm" fo:margin-right="0cm" fo:margin-top="0cm" fo:margin-bottom="1cm" fo:text-align="center" style:justify-single-word="false" fo:orphans="0" fo:widows="0" fo:text-indent="0cm" style:auto-text-indent="false" style:page-number="auto" fo:keep-with-next="always"/>
      <style:text-properties fo:text-transform="uppercase" style:font-name="Arial" fo:font-size="14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35cm" fo:margin-bottom="0.212cm" fo:text-align="start" style:justify-single-word="false" fo:text-indent="0cm" style:auto-text-indent="false" style:page-number="auto" fo:break-before="auto" fo:break-after="auto"/>
      <style:text-properties fo:font-variant="normal" fo:text-transform="none" fo:font-size="14pt" style:font-size-asian="14pt" style:font-size-complex="14pt"/>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635cm" fo:margin-bottom="0.212cm" fo:text-indent="0cm" style:auto-text-indent="false">
        <style:tab-stops>
          <style:tab-stop style:position="3cm"/>
          <style:tab-stop style:position="15.833cm"/>
        </style:tab-stops>
      </style:paragraph-properties>
      <style:text-properties fo:font-size="12pt" style:font-size-asian="12pt" style:font-size-complex="12pt"/>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3cm"/>
          <style:tab-stop style:position="3.251cm"/>
          <style:tab-stop style:position="15.833cm"/>
        </style:tab-stops>
      </style:paragraph-properties>
      <style:text-properties fo:font-size="11pt"/>
    </style:style>
    <style:style style:name="Heading_20_5" style:display-name="Heading 5" style:family="paragraph" style:parent-style-name="Heading_20_4" style:next-style-name="Standard" style:list-style-name="Outline" style:class="text" style:default-outline-level="5">
      <style:paragraph-properties fo:margin-left="0cm" fo:margin-right="0cm" fo:text-indent="0cm" style:auto-text-indent="false">
        <style:tab-stops>
          <style:tab-stop style:position="15.833cm"/>
        </style:tab-stops>
      </style:paragraph-properties>
    </style:style>
    <style:style style:name="Heading_20_6" style:display-name="Heading 6" style:family="paragraph" style:parent-style-name="Heading_20_5" style:next-style-name="Standard" style:list-style-name="Outline" style:class="text" style:default-outline-level="6">
      <style:paragraph-properties fo:margin-left="0cm" fo:margin-right="0cm" fo:text-indent="0cm" style:auto-text-indent="false"/>
    </style:style>
    <style:style style:name="Heading_20_7" style:display-name="Heading 7" style:family="paragraph" style:parent-style-name="Heading_20_6" style:next-style-name="Standard" style:list-style-name="Outline" style:class="text" style:default-outline-level="7">
      <style:paragraph-properties fo:margin-left="0cm" fo:margin-right="0cm" fo:text-indent="0cm" style:auto-text-indent="false">
        <style:tab-stops>
          <style:tab-stop style:position="4.501cm"/>
          <style:tab-stop style:position="15.833cm"/>
        </style:tab-stops>
      </style:paragraph-properties>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start" style:justify-single-word="false" fo:text-indent="0cm" style:auto-text-indent="false"/>
      <style:text-properties style:font-name="Arial" fo:font-weight="bold" style:letter-kerning="true" style:font-weight-asian="bold" style:font-name-complex="Arial" style:font-weight-complex="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start" style:justify-single-word="false" fo:text-indent="0cm" style:auto-text-indent="false" fo:keep-with-next="always">
        <style:tab-stops>
          <style:tab-stop style:position="5.752cm"/>
        </style:tab-stops>
      </style:paragraph-properties>
      <style:text-properties style:font-name="Arial" fo:font-weight="bold" style:letter-kerning="true" style:font-weight-asian="bold" style:font-name-complex="Arial" style:font-weight-complex="bold"/>
    </style:style>
    <style:style style:name="Heading_20_10" style:display-name="Heading 10" style:family="paragraph" style:parent-style-name="Title"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fo:margin-left="0cm" fo:margin-right="0cm" fo:margin-top="0.212cm" fo:margin-bottom="0cm" fo:line-height="100%" fo:orphans="0" fo:widows="0" fo:hyphenation-ladder-count="no-limit" fo:text-indent="0cm" style:auto-text-indent="false">
        <style:tab-stops>
          <style:tab-stop style:position="7.795cm" style:type="center"/>
          <style:tab-stop style:position="15.589cm" style:type="right"/>
        </style:tab-stops>
      </style:paragraph-properties>
      <style:text-properties style:font-name="Arial2" fo:font-weight="bold" fo:hyphenate="false" fo:hyphenation-remain-char-count="2" fo:hyphenation-push-char-count="2"/>
    </style:style>
    <style:style style:name="Footer" style:family="paragraph" style:parent-style-name="Standard" style:class="extra">
      <style:paragraph-properties fo:margin-left="0cm" fo:margin-right="0cm" fo:margin-top="0.212cm" fo:margin-bottom="0cm" fo:line-height="100%" fo:text-indent="0cm" style:auto-text-indent="false">
        <style:tab-stops>
          <style:tab-stop style:position="7.795cm" style:type="center"/>
          <style:tab-stop style:position="15.589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212cm" fo:margin-bottom="0.212cm" fo:text-align="center" style:justify-single-word="false" fo:text-indent="0cm" style:auto-text-indent="false"/>
      <style:text-properties style:font-name="Arial" fo:font-size="10pt" fo:font-weight="bold" style:font-size-asian="10pt" style:font-weight-asian="bold" style:font-name-complex="Arial"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auto-update="true" style:class="extra">
      <style:paragraph-properties fo:margin-left="0.503cm" fo:margin-right="0cm" fo:margin-top="0.212cm" fo:margin-bottom="0cm" fo:line-height="100%" fo:text-align="start" style:justify-single-word="false" fo:text-indent="-0.503cm" style:auto-text-indent="false">
        <style:tab-stops/>
      </style:paragraph-properties>
      <style:text-properties fo:font-size="9pt" style:font-size-asian="9pt" style:font-size-complex="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ítulo_20_sem_20_Índice" style:next-style-name="Standard" style:auto-update="true" style:class="index">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auto-update="true" style:class="index">
      <style:paragraph-properties fo:margin-left="0cm" fo:margin-right="0cm" fo:margin-top="0.212cm" fo:margin-bottom="0cm" fo:line-height="100%"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Arial" fo:language="pt" fo:country="BR" fo:font-weight="bold" style:letter-kerning="true" style:language-asian="pt" style:country-asian="BR" style:font-name-complex="Arial"/>
    </style:style>
    <style:style style:name="Contents_20_2" style:display-name="Contents 2" style:family="paragraph" style:parent-style-name="Contents_20_1" style:auto-update="true" style:class="index">
      <style:paragraph-properties fo:margin-left="0cm" fo:margin-right="0cm" fo:margin-top="0.212cm" fo:margin-bottom="0cm" fo:line-height="100%"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Arial" fo:font-size="11pt" fo:language="pt" fo:country="BR" fo:font-style="italic" fo:font-weight="normal" style:letter-kerning="true" style:font-size-asian="11pt" style:language-asian="pt" style:country-asian="BR" style:font-name-complex="Arial" style:font-size-complex="11pt"/>
    </style:style>
    <style:style style:name="Contents_20_3" style:display-name="Contents 3" style:family="paragraph" style:parent-style-name="Contents_20_2" style:auto-update="true" style:class="index">
      <style:paragraph-properties fo:margin-left="0cm" fo:margin-right="0cm" fo:margin-top="0.212cm" fo:margin-bottom="0cm" fo:line-height="100%" fo:text-indent="0cm" style:auto-text-indent="false">
        <style:tab-stops>
          <style:tab-stop style:position="16cm" style:type="right" style:leader-style="dotted" style:leader-text="."/>
        </style:tab-stops>
      </style:paragraph-properties>
      <style:text-properties style:font-name="Arial" fo:font-size="10pt" fo:language="pt" fo:country="BR" fo:font-style="normal" style:font-size-asian="10pt" style:language-asian="pt" style:country-asian="BR" style:font-name-complex="Arial"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ência_20_Bibliográfica" style:display-name="Referência Bibliográfica" style:family="paragraph" style:parent-style-name="Standard">
      <style:paragraph-properties fo:margin-left="0cm" fo:margin-right="0cm" fo:line-height="100%" fo:text-align="start" style:justify-single-word="false" fo:text-indent="0cm" style:auto-text-indent="false">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fo:line-height="100%" fo:text-align="center" style:justify-single-word="false" fo:text-indent="0cm" style:auto-text-indent="false"/>
      <style:text-properties fo:font-variant="small-caps" fo:font-size="14pt"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985cm" fo:margin-bottom="6.985cm"/>
      <style:text-properties fo:text-transform="uppercase" fo:font-size="16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text-properties fo:font-variant="normal" fo:text-transform="none" fo:font-size="14pt" fo:font-weight="normal"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paragraph-properties fo:background-color="transparent">
        <style:background-image/>
      </style:paragraph-properties>
      <style:text-properties fo:text-transform="uppercase"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text-properties fo:font-size="12pt"/>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master-page-name="">
      <style:paragraph-properties fo:margin-left="8.001cm" fo:margin-right="0cm" fo:margin-top="0.847cm" fo:margin-bottom="0.212cm" fo:text-align="end" style:justify-single-word="false" fo:hyphenation-ladder-count="no-limit" fo:text-indent="1.251cm" style:auto-text-indent="false" style:page-number="auto"/>
      <style:text-properties fo:font-style="italic" style:letter-kerning="true" style:font-style-asian="italic" style:font-style-complex="italic" fo:hyphenate="false" fo:hyphenation-remain-char-count="2" fo:hyphenation-push-char-count="2"/>
    </style:style>
    <style:style style:name="Título_20_sem_20_número" style:display-name="Título sem número" style:family="paragraph" style:parent-style-name="Heading_20_1" style:next-style-name="Standard" style:master-page-name="Capa">
      <style:paragraph-properties fo:margin-left="0cm" fo:margin-right="0cm" fo:text-indent="0cm" style:auto-text-indent="false" style:page-number="auto"/>
    </style:style>
    <style:style style:name="Texto_20_de_20_comentário" style:display-name="Texto de comentário" style:family="paragraph" style:parent-style-name="Standard">
      <style:paragraph-properties fo:margin-left="0cm" fo:margin-right="0cm" fo:margin-top="0.212cm" fo:margin-bottom="0.212cm" fo:line-height="100%" fo:text-indent="0cm" style:auto-text-indent="false"/>
      <style:text-properties fo:font-size="10pt" style:letter-kerning="true" style:font-size-asian="10pt" style:font-size-complex="10pt"/>
    </style:style>
    <style:style style:name="Título_20_da_20_nota" style:display-name="Título da nota" style:family="paragraph" style:parent-style-name="Standard" style:next-style-name="Standard"/>
    <style:style style:name="Citação" style:family="paragraph" style:parent-style-name="Standard" style:next-style-name="Standard">
      <style:paragraph-properties fo:margin-left="4.001cm" fo:margin-right="0cm" fo:margin-top="0.21cm" fo:margin-bottom="0.21cm" fo:line-height="100%" fo:text-indent="0cm" style:auto-text-indent="false"/>
      <style:text-properties fo:font-size="10pt" style:letter-kerning="true"/>
    </style:style>
    <style:style style:name="Recuo_20_de_20_corpo_20_de_20_texto_20_2" style:display-name="Recuo de corpo de texto 2" style:family="paragraph" style:parent-style-name="Standard">
      <style:paragraph-properties fo:margin-top="0.212cm" fo:margin-bottom="0.635cm"/>
    </style:style>
    <style:style style:name="Lista_20_com_20_Bolinhas" style:display-name="Lista com Bolinhas" style:family="paragraph" style:parent-style-name="Standard" style:auto-update="true" style:list-style-name="Lista_20_com_20_bolinhas">
      <style:paragraph-properties fo:margin-left="0cm" fo:margin-right="0cm" fo:margin-top="0cm" fo:margin-bottom="0.212cm" fo:text-align="start" style:justify-single-word="false" fo:text-indent="0cm" style:auto-text-indent="false" fo:background-color="transparent" style:shadow="none">
        <style:tab-stops/>
        <style:background-image/>
      </style:paragraph-properties>
    </style:style>
    <style:style style:name="Lista_20_com_20_letras" style:display-name="Lista com letras" style:family="paragraph" style:parent-style-name="Lista_20_com_20_Bolinhas" style:auto-update="true" style:list-style-name="Lista_20_com_20_letras">
      <style:paragraph-properties fo:margin-left="0cm" fo:margin-right="0.75cm" fo:margin-top="0cm" fo:margin-bottom="0.21cm" fo:text-indent="0cm" style:auto-text-indent="false" text:number-lines="true" text:line-number="1"/>
    </style:style>
    <style:style style:name="Tabela_20_texto" style:display-name="Tabela texto" style:family="paragraph">
      <style:paragraph-properties fo:margin-top="0.106cm" fo:margin-bottom="0.106cm" fo:orphans="2" fo:widows="2" style:text-autospace="none" style:punctuation-wrap="simple" style:vertical-align="baseline"/>
      <style:text-properties style:use-window-font-color="true" style:font-name="Arial" fo:font-size="8pt" fo:language="pt" fo:country="BR" style:font-name-asian="Times New Roman" style:font-size-asian="10pt" style:language-asian="pt" style:country-asian="BR" style:font-name-complex="Arial" style:font-size-complex="10pt" style:language-complex="ar" style:country-complex="SA"/>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2pt" style:font-weight-asian="bold" style:font-size-complex="12pt" style:font-weight-complex="bold"/>
    </style:style>
    <style:style style:name="Figura" style:family="paragraph" style:parent-style-name="Tabela_20_texto" style:next-style-name="Standard"/>
    <style:style style:name="Lista_20_-_20_continuação" style:display-name="Lista - continuação" style:family="paragraph" style:parent-style-name="Lista_20_com_20_Bolinhas" style:next-style-name="List" style:auto-update="true">
      <style:paragraph-properties fo:margin-left="0.75cm" fo:margin-right="0cm" fo:text-indent="0.75cm" style:auto-text-indent="false"/>
    </style:style>
    <style:style style:name="Título_20_Sumário" style:display-name="Título Sumário" style:family="paragraph" style:parent-style-name="Título_20_sem_20_número" style:next-style-name="Contents_20_1" style:auto-update="true">
      <style:paragraph-properties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master-page-name="First_20_Page">
      <style:paragraph-properties style:page-number="auto"/>
    </style:style>
    <style:style style:name="Subtítulo_20_sem_20_número" style:display-name="Subtítulo sem número" style:family="paragraph" style:parent-style-name="Heading_20_2" style:next-style-name="Standard">
      <style:paragraph-properties fo:margin-left="0cm" fo:margin-right="0cm" fo:text-indent="0cm" style:auto-text-indent="false"/>
    </style:style>
    <style:style style:name="Título_20_sem_20_Índice" style:display-name="Título sem Índice" style:family="paragraph" style:parent-style-name="Título_20_sem_20_número" style:next-style-name="Standard">
      <style:paragraph-properties fo:margin-top="0cm" fo:margin-bottom="1cm"/>
      <style:text-properties fo:font-size="14pt"/>
    </style:style>
    <style:style style:name="Epígrafe" style:family="paragraph" style:parent-style-name="Dedicatória" style:next-style-name="Epígrafe_20_-_20_autor">
      <style:paragraph-properties fo:margin-left="8.001cm" fo:margin-right="0cm" fo:margin-top="0cm" fo:margin-bottom="0.212cm" fo:line-height="100%" fo:text-indent="0cm" style:auto-text-indent="false"/>
      <style:text-properties fo:font-size="10pt" style:font-size-asian="10pt" style:font-size-complex="10pt"/>
    </style:style>
    <style:style style:name="Resumo" style:family="paragraph" style:parent-style-name="Standard">
      <style:paragraph-properties fo:line-height="100%"/>
    </style:style>
    <style:style style:name="Epígrafe_20_-_20_autor" style:display-name="Epígrafe - autor" style:family="paragraph" style:parent-style-name="Epígrafe" style:next-style-name="Standard">
      <style:text-properties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fo:line-height="100%"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master-page-name="Capa">
      <style:paragraph-properties fo:margin-left="0cm" fo:margin-right="0cm" fo:margin-top="0cm" fo:margin-bottom="2cm" fo:line-height="100%" fo:text-align="center" style:justify-single-word="false" fo:orphans="0" fo:widows="0" fo:hyphenation-ladder-count="no-limit" fo:text-indent="0cm" style:auto-text-indent="false" style:page-number="1" fo:break-before="auto" fo:break-after="auto"/>
      <style:text-properties fo:font-variant="normal" fo:text-transform="none" fo:font-size="14pt" fo:font-weight="normal"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master-page-name="">
      <style:paragraph-properties fo:margin-left="0cm" fo:margin-right="0cm" fo:margin-top="7.999cm" fo:margin-bottom="3cm" fo:text-indent="0cm" style:auto-text-indent="false" style:page-number="auto" fo:break-before="auto" fo:break-after="auto"/>
      <style:text-properties fo:text-transform="uppercase" fo:font-size="16pt" fo:font-weight="bold" style:font-weight-asian="bold" style:font-weight-complex="bold"/>
    </style:style>
    <style:style style:name="Rosto_20_3_20_-_20_Descrição" style:display-name="Rosto 3 - Descrição" style:family="paragraph" style:parent-style-name="Standard" style:auto-update="true" style:master-page-name="">
      <style:paragraph-properties fo:margin-left="7.999cm" fo:margin-right="0.03cm" fo:margin-top="0cm" fo:margin-bottom="4.001cm" fo:line-height="100%" fo:text-align="justify" style:justify-single-word="false" fo:hyphenation-ladder-count="no-limit" fo:text-indent="0cm" style:auto-text-indent="false" style:page-number="auto"/>
      <style:text-properties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style>
    <style:style style:name="Epígrafe_20_geral" style:display-name="Epígrafe geral" style:family="paragraph" style:parent-style-name="Epígrafe" style:next-style-name="Epígrafe_20_-_20_autor" style:master-page-name="First_20_Page">
      <style:paragraph-properties fo:margin-top="5.001cm" fo:margin-bottom="0.21cm" style:page-number="auto" fo:break-before="auto" fo:break-after="auto"/>
      <style:text-properties fo:font-size="12pt"/>
    </style:style>
    <style:style style:name="Aprovação_20_-_20_natureza" style:display-name="Aprovação - natureza" style:family="paragraph" style:parent-style-name="Aprovação_20_-_20_texto" style:master-page-name="">
      <style:paragraph-properties fo:margin-left="7.999cm" fo:margin-right="0cm" fo:text-align="justify" style:justify-single-word="false" fo:hyphenation-ladder-count="no-limit" fo:text-indent="0.03cm" style:auto-text-indent="false" style:page-number="auto"/>
      <style:text-properties fo:hyphenate="false" fo:hyphenation-remain-char-count="2" fo:hyphenation-push-char-count="2"/>
    </style:style>
    <style:style style:name="Footnote_20_Symbol" style:display-name="Footnote Symbol" style:family="text" style:parent-style-name="Fonte_20_parág._20_padrão">
      <style:text-properties style:text-position="0% 100%" style:font-name="Arial2" fo:font-size="8pt" fo:font-weight="bold" fo:background-color="transparen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style:use-window-font-color="true" style:text-underline-style="none"/>
    </style:style>
    <style:style style:name="Endnote_20_Symbol" style:display-name="Endnote Symbol" style:family="text">
      <style:text-properties fo:font-size="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imbols" style:family="text">
      <style:text-properties style:font-name="Symbol" fo:background-color="transparent" style:font-name-complex="Times New Roman"/>
    </style:style>
    <style:style style:name="Monoespaçado" style:family="text">
      <style:text-properties style:font-name="Courier New" style:font-name-complex="Courier New"/>
    </style:style>
    <style:style style:name="Wingdings" style:family="text">
      <style:text-properties style:font-name="Wingdings" style:font-name-complex="Times New Roman"/>
    </style:style>
    <style:style style:name="Symbol" style:family="text">
      <style:text-properties style:font-name="Symbol" style:font-name-complex="Times New Roman"/>
    </style:style>
    <style:style style:name="Fonte_20_parág._20_padrão" style:display-name="Fonte parág. padrão" style:family="text"/>
    <style:style style:name="Ref._20_de_20_comentário" style:display-name="Ref. de comentário" style:family="text" style:parent-style-name="Fonte_20_parág._20_padrão">
      <style:text-properties fo:font-size="8pt" style:font-size-asian="8pt" style:font-size-complex="8pt"/>
    </style:style>
    <style:style style:name="Tecla" style:family="text" style:parent-style-name="Fonte_20_parág._20_padrão">
      <style:text-properties fo:font-variant="small-caps" style:text-line-through-style="none" style:text-position="0% 100%" style:font-name="Courier New" fo:font-size="10pt" fo:background-color="#d9d9d9" style:font-size-asian="10pt" style:font-relief="emboss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 style:num-format="1" text:display-levels="10">
        <style:list-level-properties text:min-label-distance="0.381cm"/>
      </text:list-level-style-number>
    </text:list-style>
    <text:list-style style:name="List_20_1" style:display-name="List 1">
      <text:list-level-style-bullet text:level="1" text:style-name="Bullet_20_Symbols" text:bullet-char="●">
        <style:list-level-properties text:min-label-width="0.75cm"/>
        <style:text-properties style:font-name="StarSymbol"/>
      </text:list-level-style-bullet>
      <text:list-level-style-bullet text:level="2" text:style-name="Bullet_20_Symbols" text:bullet-char="●">
        <style:list-level-properties text:space-before="0.4cm" text:min-label-width="0.75cm"/>
        <style:text-properties style:font-name="StarSymbol"/>
      </text:list-level-style-bullet>
      <text:list-level-style-bullet text:level="3" text:style-name="Bullet_20_Symbols" text:bullet-char="●">
        <style:list-level-properties text:space-before="0.799cm" text:min-label-width="0.75cm"/>
        <style:text-properties style:font-name="StarSymbol"/>
      </text:list-level-style-bullet>
      <text:list-level-style-bullet text:level="4" text:style-name="Bullet_20_Symbols" text:bullet-char="●">
        <style:list-level-properties text:space-before="1.199cm" text:min-label-width="0.75cm"/>
        <style:text-properties style:font-name="StarSymbol"/>
      </text:list-level-style-bullet>
      <text:list-level-style-bullet text:level="5" text:style-name="Bullet_20_Symbols" text:bullet-char="●">
        <style:list-level-properties text:space-before="1.6cm" text:min-label-width="0.75cm"/>
        <style:text-properties style:font-name="StarSymbol"/>
      </text:list-level-style-bullet>
      <text:list-level-style-bullet text:level="6" text:style-name="Bullet_20_Symbols" text:bullet-char="●">
        <style:list-level-properties text:space-before="2cm" text:min-label-width="0.75cm"/>
        <style:text-properties style:font-name="StarSymbol"/>
      </text:list-level-style-bullet>
      <text:list-level-style-bullet text:level="7" text:style-name="Bullet_20_Symbols" text:bullet-char="●">
        <style:list-level-properties text:space-before="2.399cm" text:min-label-width="0.75cm"/>
        <style:text-properties style:font-name="StarSymbol"/>
      </text:list-level-style-bullet>
      <text:list-level-style-bullet text:level="8" text:style-name="Bullet_20_Symbols" text:bullet-char="●">
        <style:list-level-properties text:space-before="2.799cm" text:min-label-width="0.75cm"/>
        <style:text-properties style:font-name="StarSymbol"/>
      </text:list-level-style-bullet>
      <text:list-level-style-bullet text:level="9" text:style-name="Bullet_20_Symbols" text:bullet-char="●">
        <style:list-level-properties text:space-before="3.199cm" text:min-label-width="0.75cm"/>
        <style:text-properties style:font-name="StarSymbol"/>
      </text:list-level-style-bullet>
      <text:list-level-style-bullet text:level="10" text:style-name="Bullet_20_Symbols" text:bullet-char="●">
        <style:list-level-properties text:space-before="3.6cm" text:min-label-width="0.75cm"/>
        <style:text-properties style:font-name="StarSymbol"/>
      </text:list-level-style-bullet>
    </text:list-style>
    <text:list-style style:name="List_20_2" style:display-name="List 2">
      <text:list-level-style-bullet text:level="1" text:style-name="Bullet_20_Symbols" style:num-suffix=")" text:bullet-char="●">
        <style:list-level-properties text:min-label-width="0.75cm"/>
        <style:text-properties style:font-name="StarSymbol"/>
      </text:list-level-style-bullet>
      <text:list-level-style-bullet text:level="2" text:style-name="Bullet_20_Symbols" style:num-suffix=")" text:bullet-char="●">
        <style:list-level-properties text:space-before="0.3cm" text:min-label-width="0.75cm"/>
        <style:text-properties style:font-name="StarSymbol"/>
      </text:list-level-style-bullet>
      <text:list-level-style-bullet text:level="3" text:style-name="Bullet_20_Symbols" style:num-suffix=")" text:bullet-char="●">
        <style:list-level-properties text:space-before="0.599cm" text:min-label-width="0.75cm"/>
        <style:text-properties style:font-name="StarSymbol"/>
      </text:list-level-style-bullet>
      <text:list-level-style-bullet text:level="4" text:style-name="Bullet_20_Symbols" style:num-suffix=")" text:bullet-char="●">
        <style:list-level-properties text:space-before="0.899cm" text:min-label-width="0.75cm"/>
        <style:text-properties style:font-name="StarSymbol"/>
      </text:list-level-style-bullet>
      <text:list-level-style-bullet text:level="5" text:style-name="Bullet_20_Symbols" style:num-suffix=")" text:bullet-char="●">
        <style:list-level-properties text:space-before="1.199cm" text:min-label-width="0.75cm"/>
        <style:text-properties style:font-name="StarSymbol"/>
      </text:list-level-style-bullet>
      <text:list-level-style-bullet text:level="6" text:style-name="Bullet_20_Symbols" style:num-suffix=")" text:bullet-char="●">
        <style:list-level-properties text:space-before="1.499cm" text:min-label-width="0.75cm"/>
        <style:text-properties style:font-name="StarSymbol"/>
      </text:list-level-style-bullet>
      <text:list-level-style-bullet text:level="7" text:style-name="Bullet_20_Symbols" style:num-suffix=")" text:bullet-char="●">
        <style:list-level-properties text:space-before="1.801cm" text:min-label-width="0.75cm"/>
        <style:text-properties style:font-name="StarSymbol"/>
      </text:list-level-style-bullet>
      <text:list-level-style-bullet text:level="8" text:style-name="Bullet_20_Symbols" style:num-suffix=")" text:bullet-char="●">
        <style:list-level-properties text:space-before="2.1cm" text:min-label-width="0.75cm"/>
        <style:text-properties style:font-name="StarSymbol"/>
      </text:list-level-style-bullet>
      <text:list-level-style-bullet text:level="9" text:style-name="Bullet_20_Symbols" style:num-suffix=")" text:bullet-char="●">
        <style:list-level-properties text:space-before="2.4cm" text:min-label-width="0.75cm"/>
        <style:text-properties style:font-name="StarSymbol"/>
      </text:list-level-style-bullet>
      <text:list-level-style-bullet text:level="10" text:style-name="Bullet_20_Symbols" style:num-suffix=")" text:bullet-char="●">
        <style:list-level-properties text:space-before="2.7cm" text:min-label-width="0.75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a_20_com_20_letras" style:display-name="Lista com letras" text:consecutive-numbering="true">
      <text:list-level-style-number text:level="1" style:num-suffix=")" style:num-format="a">
        <style:list-level-properties text:min-label-width="0.75cm"/>
      </text:list-level-style-number>
      <text:list-level-style-number text:level="2" style:num-suffix=")" style:num-format="a">
        <style:list-level-properties text:space-before="1.905cm" text:min-label-width="0.75cm"/>
      </text:list-level-style-number>
      <text:list-level-style-number text:level="3" style:num-suffix=")" style:num-format="a">
        <style:list-level-properties text:min-label-width="0.75cm"/>
      </text:list-level-style-number>
      <text:list-level-style-number text:level="4" style:num-suffix=")" style:num-format="a">
        <style:list-level-properties text:space-before="4.445cm" text:min-label-width="0.75cm"/>
      </text:list-level-style-number>
      <text:list-level-style-number text:level="5" style:num-suffix=")" style:num-format="a">
        <style:list-level-properties text:space-before="5.715cm" text:min-label-width="0.75cm"/>
      </text:list-level-style-number>
      <text:list-level-style-number text:level="6" style:num-suffix=")" style:num-format="a">
        <style:list-level-properties text:min-label-width="0.75cm"/>
      </text:list-level-style-number>
      <text:list-level-style-number text:level="7" style:num-suffix=")" style:num-format="a">
        <style:list-level-properties text:space-before="8.255cm" text:min-label-width="0.75cm"/>
      </text:list-level-style-number>
      <text:list-level-style-number text:level="8" style:num-suffix=")" style:num-format="a">
        <style:list-level-properties text:space-before="9.525cm" text:min-label-width="0.75cm"/>
      </text:list-level-style-number>
      <text:list-level-style-number text:level="9" style:num-suffix=")" style:num-format="a">
        <style:list-level-properties text:min-label-width="0.75cm"/>
      </text:list-level-style-number>
      <text:list-level-style-number text:level="10" style:num-suffix=")" style:num-format="a">
        <style:list-level-properties text:space-before="6.35cm" text:min-label-width="0.75cm"/>
      </text:list-level-style-number>
    </text:list-style>
    <text:list-style style:name="Lista_20_com_20_bolinhas" style:display-name="Lista com bolinhas">
      <text:list-level-style-bullet text:level="1" text:style-name="Bullet_20_Symbols" text:bullet-char="●">
        <style:list-level-properties text:min-label-width="0.75cm" text:min-label-distance="0.101cm"/>
        <style:text-properties style:font-name="StarSymbol"/>
      </text:list-level-style-bullet>
      <text:list-level-style-bullet text:level="2" text:style-name="Bullet_20_Symbols" text:bullet-char="●">
        <style:list-level-properties text:min-label-width="0.75cm" text:min-label-distance="0.101cm"/>
        <style:text-properties style:font-name="StarSymbol"/>
      </text:list-level-style-bullet>
      <text:list-level-style-bullet text:level="3" text:style-name="Bullet_20_Symbols" text:bullet-char="●">
        <style:list-level-properties text:min-label-width="0.75cm" text:min-label-distance="0.101cm"/>
        <style:text-properties style:font-name="StarSymbol"/>
      </text:list-level-style-bullet>
      <text:list-level-style-bullet text:level="4" text:style-name="Bullet_20_Symbols" text:bullet-char="●">
        <style:list-level-properties text:min-label-width="0.75cm" text:min-label-distance="0.101cm"/>
        <style:text-properties style:font-name="StarSymbol"/>
      </text:list-level-style-bullet>
      <text:list-level-style-bullet text:level="5" text:style-name="Bullet_20_Symbols" text:bullet-char="●">
        <style:list-level-properties text:min-label-width="0.75cm" text:min-label-distance="0.101cm"/>
        <style:text-properties style:font-name="StarSymbol"/>
      </text:list-level-style-bullet>
      <text:list-level-style-bullet text:level="6" text:style-name="Bullet_20_Symbols" text:bullet-char="●">
        <style:list-level-properties text:min-label-width="0.75cm" text:min-label-distance="0.101cm"/>
        <style:text-properties style:font-name="StarSymbol"/>
      </text:list-level-style-bullet>
      <text:list-level-style-bullet text:level="7" text:style-name="Bullet_20_Symbols" text:bullet-char="●">
        <style:list-level-properties text:min-label-width="0.75cm" text:min-label-distance="0.101cm"/>
        <style:text-properties style:font-name="StarSymbol"/>
      </text:list-level-style-bullet>
      <text:list-level-style-bullet text:level="8" text:style-name="Bullet_20_Symbols" text:bullet-char="●">
        <style:list-level-properties text:min-label-width="0.75cm" text:min-label-distance="0.101cm"/>
        <style:text-properties style:font-name="StarSymbol"/>
      </text:list-level-style-bullet>
      <text:list-level-style-bullet text:level="9" text:style-name="Bullet_20_Symbols" text:bullet-char="●">
        <style:list-level-properties text:min-label-width="0.75cm" text:min-label-distance="0.101cm"/>
        <style:text-properties style:font-name="StarSymbol"/>
      </text:list-level-style-bullet>
      <text:list-level-style-bullet text:level="10" text:style-name="Bullet_20_Symbols" style:num-suffix="." text:bullet-char="●">
        <style:list-level-properties text:space-before="6.35cm" text:min-label-width="0.75cm" text:min-label-distance="0.101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026cm" fo:text-indent="0cm" style:auto-text-indent="false">
        <style:tab-stops>
          <style:tab-stop style:position="7.795cm" style:type="center"/>
          <style:tab-stop style:position="16.007cm" style:type="right"/>
        </style:tab-stops>
      </style:paragraph-properties>
    </style:style>
    <style:page-layout style:name="pm1">
      <style:page-layout-properties fo:page-width="21.001cm" fo:page-height="29.7cm" style:num-format="1" style:print-orientation="portrait" fo:margin-top="3cm" fo:margin-bottom="2cm" fo:margin-left="3.043cm" fo:margin-right="2cm" style:shadow="none"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tab/><text:page-number text:select-page="current">14</text:page-number></text:p>
      </style:header>
    </style:master-page>
    <style:master-page style:name="First_20_Page" style:display-name="First Page" style:page-layout-name="pm2" style:next-style-name="Standard"/>
    <style:master-page style:name="Capa"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dc:description>Modelo de trabalho de conclusão de curso (TCC) conforme normas da ABNT. 
Citação:
ROCHA, José Antonio Meira da. Modelo de Trabalho de Conclusão de Curso (TCC). Modelo de documento digital do programa MS Word disponível em &lt;http://www.meiradarocha.jor.br/uploads/1021/196/modelo_TCC-2006-08-09b.doc&gt;. Acesso em: 12 Junho 2006.</dc:description>
    <dc:subject>Redação Acadêmica</dc:subject>
    <meta:creation-date>2008-05-13T16:22:13</meta:creation-date>
    <dc:date>2008-05-26T17:55:36</dc:date>
    <meta:keyword>TCC</meta:keyword>
    <meta:keyword>ABNT</meta:keyword>
    <meta:keyword>monografia</meta:keyword>
    <dc:language>pt-BR</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9" meta:paragraph-count="161" meta:word-count="1740" meta:character-count="10952"/>
  </office:meta>
</office:document-meta>
</file>